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2.383cm" table:align="left"/>
    </style:style>
    <style:style style:name="Table1.A" style:family="table-column">
      <style:table-column-properties style:column-width="4.135cm"/>
    </style:style>
    <style:style style:name="Table1.B" style:family="table-column">
      <style:table-column-properties style:column-width="4.057cm"/>
    </style:style>
    <style:style style:name="Table1.C" style:family="table-column">
      <style:table-column-properties style:column-width="4.191cm"/>
    </style:style>
    <style:style style:name="Table1.1" style:family="table-row">
      <style:table-row-properties style:min-row-height="0.575cm"/>
    </style:style>
    <style:style style:name="Table1.A1" style:family="table-cell">
      <style:table-cell-properties style:vertical-align="middle" fo:background-color="#aea79f" fo:padding="0.049cm" fo:border="0.05pt solid #000001">
        <style:background-image/>
      </style:table-cell-properties>
    </style:style>
    <style:style style:name="Table1.A2" style:family="table-cell">
      <style:table-cell-properties style:vertical-align="middle" fo:background-color="#ffffff" fo:padding="0.049cm" fo:border="0.05pt solid #000001">
        <style:background-image/>
      </style:table-cell-properties>
    </style:style>
    <style:style style:name="P1" style:family="paragraph" style:parent-style-name="Text_20_body">
      <style:text-properties fo:font-size="18pt" style:text-underline-style="solid" style:text-underline-width="auto" style:text-underline-color="font-color" fo:font-weight="bold" style:font-size-asian="24pt" style:font-weight-asian="bold" style:font-size-complex="24pt" style:font-weight-complex="bold"/>
    </style:style>
    <style:style style:name="P2" style:family="paragraph" style:parent-style-name="Text_20_body">
      <style:text-properties fo:font-size="18pt" style:text-underline-style="solid" style:text-underline-width="auto" style:text-underline-color="font-color" fo:font-weight="bold" officeooo:rsid="00103f2b" officeooo:paragraph-rsid="00103f2b" style:font-size-asian="24pt" style:font-weight-asian="bold" style:font-size-complex="24pt" style:font-weight-complex="bold"/>
    </style:style>
    <style:style style:name="P3" style:family="paragraph" style:parent-style-name="Text_20_body">
      <style:text-properties fo:font-size="16pt" style:text-underline-style="none" fo:font-weight="normal" officeooo:rsid="000ae7a4" officeooo:paragraph-rsid="000ae7a4" style:font-size-asian="24pt" style:font-weight-asian="normal" style:font-size-complex="24pt" style:font-weight-complex="normal"/>
    </style:style>
    <style:style style:name="P4" style:family="paragraph" style:parent-style-name="Text_20_body">
      <style:text-properties fo:font-size="14pt" style:text-underline-style="none" fo:font-weight="normal" style:font-size-asian="24pt" style:font-weight-asian="normal" style:font-size-complex="24pt" style:font-weight-complex="normal"/>
    </style:style>
    <style:style style:name="P5" style:family="paragraph" style:parent-style-name="Text_20_body">
      <style:text-properties fo:font-size="14pt" style:text-underline-style="solid" style:text-underline-width="auto" style:text-underline-color="font-color" fo:font-weight="normal" style:font-size-asian="24pt" style:font-weight-asian="normal" style:font-size-complex="24pt" style:font-weight-complex="normal"/>
    </style:style>
    <style:style style:name="P6" style:family="paragraph" style:parent-style-name="Text_20_body">
      <style:text-properties fo:font-size="12pt" style:text-underline-style="none" fo:font-weight="normal" style:font-size-asian="24pt" style:font-weight-asian="normal" style:font-size-complex="24pt" style:font-weight-complex="normal"/>
    </style:style>
    <style:style style:name="P7" style:family="paragraph" style:parent-style-name="Text_20_body">
      <style:text-properties fo:font-size="12pt" style:text-underline-style="none" fo:font-weight="normal" officeooo:rsid="000ae7a4" officeooo:paragraph-rsid="000ae7a4" style:font-size-asian="24pt" style:font-weight-asian="normal" style:font-size-complex="24pt" style:font-weight-complex="normal"/>
    </style:style>
    <style:style style:name="P8" style:family="paragraph" style:parent-style-name="Text_20_body">
      <style:text-properties fo:font-size="12pt" style:text-underline-style="none" fo:font-weight="normal" officeooo:paragraph-rsid="0013771d" style:font-size-asian="24pt" style:font-weight-asian="normal" style:font-size-complex="24pt" style:font-weight-complex="normal"/>
    </style:style>
    <style:style style:name="P9" style:family="paragraph" style:parent-style-name="Heading_20_1">
      <style:text-properties fo:font-size="30pt" fo:language="en" fo:country="US" style:text-underline-style="solid" style:text-underline-width="auto" style:text-underline-color="font-color" fo:font-weight="bold" style:font-size-asian="24pt" style:font-weight-asian="bold" style:font-size-complex="24pt" style:font-weight-complex="bold"/>
    </style:style>
    <style:style style:name="P10" style:family="paragraph" style:parent-style-name="Standard">
      <style:text-properties fo:font-size="14pt" style:text-underline-style="none" fo:font-weight="normal" style:font-size-asian="24pt" style:font-weight-asian="normal" style:font-size-complex="24pt" style:font-weight-complex="normal"/>
    </style:style>
    <style:style style:name="P11" style:family="paragraph" style:parent-style-name="Text_20_body">
      <style:paragraph-properties fo:break-before="page"/>
      <style:text-properties fo:font-size="18pt" style:text-underline-style="solid" style:text-underline-width="auto" style:text-underline-color="font-color" fo:font-weight="bold" style:font-size-asian="24pt" style:font-weight-asian="bold" style:font-size-complex="24pt" style:font-weight-complex="bold"/>
    </style:style>
    <style:style style:name="P12" style:family="paragraph" style:parent-style-name="Text_20_body">
      <style:paragraph-properties fo:break-before="page"/>
      <style:text-properties fo:font-size="12pt" style:text-underline-style="none" fo:font-weight="normal" officeooo:rsid="000ae7a4" officeooo:paragraph-rsid="000ae7a4" style:font-size-asian="24pt" style:font-weight-asian="normal" style:font-size-complex="24pt" style:font-weight-complex="normal"/>
    </style:style>
    <style:style style:name="P13" style:family="paragraph" style:parent-style-name="Text_20_body">
      <style:paragraph-properties fo:break-before="page"/>
      <style:text-properties fo:font-size="14pt" style:text-underline-style="none" fo:font-weight="normal" style:font-size-asian="24pt" style:font-weight-asian="normal" style:font-size-complex="24pt" style:font-weight-complex="normal"/>
    </style:style>
    <style:style style:name="P14" style:family="paragraph" style:parent-style-name="Heading_20_6">
      <style:paragraph-properties fo:break-before="page"/>
    </style:style>
    <style:style style:name="P15" style:family="paragraph" style:parent-style-name="Heading_20_3">
      <style:paragraph-properties fo:break-before="page"/>
      <style:text-properties fo:font-size="12pt" style:text-underline-style="none" fo:font-weight="normal" officeooo:rsid="000ae7a4" officeooo:paragraph-rsid="000ae7a4" style:font-size-asian="24pt" style:font-weight-asian="normal" style:font-size-complex="24pt" style:font-weight-complex="normal"/>
    </style:style>
    <style:style style:name="P16" style:family="paragraph" style:parent-style-name="Heading_20_6">
      <style:text-properties fo:font-size="14pt" style:text-underline-style="none" fo:font-weight="normal" style:font-size-asian="24pt" style:font-weight-asian="normal" style:font-size-complex="24pt" style:font-weight-complex="normal"/>
    </style:style>
    <style:style style:name="P17" style:family="paragraph" style:parent-style-name="Preformatted_20_Text">
      <style:text-properties fo:font-size="14pt" style:text-underline-style="none" fo:font-weight="normal" style:font-size-asian="24pt" style:font-weight-asian="normal" style:font-size-complex="24pt" style:font-weight-complex="normal"/>
    </style:style>
    <style:style style:name="P18" style:family="paragraph" style:parent-style-name="Preformatted_20_Text">
      <style:paragraph-properties fo:margin-top="0cm" fo:margin-bottom="0.499cm" loext:contextual-spacing="false"/>
    </style:style>
    <style:style style:name="P19" style:family="paragraph" style:parent-style-name="Heading_20_5">
      <style:text-properties fo:font-size="14pt" style:text-underline-style="none" fo:font-weight="normal" style:font-size-asian="24pt" style:font-weight-asian="normal" style:font-size-complex="24pt" style:font-weight-complex="normal"/>
    </style:style>
    <style:style style:name="P20" style:family="paragraph" style:parent-style-name="Heading_20_5">
      <style:text-properties fo:font-size="14pt" style:text-underline-style="solid" style:text-underline-width="auto" style:text-underline-color="font-color" fo:font-weight="normal" style:font-size-asian="24pt" style:font-weight-asian="normal" style:font-size-complex="24pt" style:font-weight-complex="normal"/>
    </style:style>
    <style:style style:name="P21" style:family="paragraph" style:parent-style-name="Heading_20_2">
      <style:text-properties fo:font-size="12pt" style:text-underline-style="none" fo:font-weight="normal" officeooo:rsid="000ae7a4" officeooo:paragraph-rsid="000ae7a4" style:font-size-asian="24pt" style:font-weight-asian="normal" style:font-size-complex="24pt" style:font-weight-complex="normal"/>
    </style:style>
    <style:style style:name="P22" style:family="paragraph" style:parent-style-name="Table_20_Contents">
      <style:paragraph-properties fo:text-align="center" style:justify-single-word="false"/>
      <style:text-properties fo:color="#000000" fo:font-weight="bold"/>
    </style:style>
    <style:style style:name="P23" style:family="paragraph" style:parent-style-name="Table_20_Contents">
      <style:paragraph-properties fo:text-align="start" style:justify-single-word="false"/>
      <style:text-properties fo:color="#000000"/>
    </style:style>
    <style:style style:name="P24" style:family="paragraph" style:parent-style-name="Heading_20_3">
      <style:text-properties fo:font-size="12pt" style:text-underline-style="none" fo:font-weight="normal" officeooo:rsid="000ae7a4" officeooo:paragraph-rsid="000ae7a4" style:font-size-asian="24pt" style:font-weight-asian="normal" style:font-size-complex="24pt" style:font-weight-complex="normal"/>
    </style:style>
    <style:style style:name="P25" style:family="paragraph" style:parent-style-name="Heading_20_3">
      <style:text-properties fo:font-size="14pt" style:text-underline-style="none" fo:font-weight="normal" style:font-size-asian="24pt" style:font-weight-asian="normal" style:font-size-complex="24pt" style:font-weight-complex="normal"/>
    </style:style>
    <style:style style:name="P26" style:family="paragraph" style:parent-style-name="Heading_20_3">
      <style:text-properties fo:font-size="14pt" style:text-underline-style="solid" style:text-underline-width="auto" style:text-underline-color="font-color" fo:font-weight="normal" style:font-size-asian="24pt" style:font-weight-asian="normal" style:font-size-complex="24pt" style:font-weight-complex="normal"/>
    </style:style>
    <style:style style:name="P27" style:family="paragraph" style:parent-style-name="Text_20_body" style:list-style-name="L1"/>
    <style:style style:name="P28" style:family="paragraph" style:parent-style-name="Text_20_body" style:list-style-name="L2"/>
    <style:style style:name="P29" style:family="paragraph" style:parent-style-name="Text_20_body" style:list-style-name="L3">
      <style:text-properties officeooo:paragraph-rsid="000ae7a4"/>
    </style:style>
    <style:style style:name="P30" style:family="paragraph" style:parent-style-name="Text_20_body" style:list-style-name="L4"/>
    <style:style style:name="P31" style:family="paragraph" style:parent-style-name="Text_20_body" style:list-style-name="L5"/>
    <style:style style:name="P32" style:family="paragraph" style:parent-style-name="Text_20_body">
      <style:text-properties fo:font-size="18pt" style:text-underline-style="none" fo:font-weight="normal" style:font-size-asian="24pt" style:font-weight-asian="normal" style:font-size-complex="24pt" style:font-weight-complex="normal"/>
    </style:style>
    <style:style style:name="P33" style:family="paragraph" style:parent-style-name="Text_20_body" style:list-style-name="L2">
      <style:paragraph-properties fo:margin-top="0cm" fo:margin-bottom="0cm" loext:contextual-spacing="false"/>
    </style:style>
    <style:style style:name="P34" style:family="paragraph" style:parent-style-name="Text_20_body" style:list-style-name="L4">
      <style:paragraph-properties fo:margin-top="0cm" fo:margin-bottom="0cm" loext:contextual-spacing="false"/>
    </style:style>
    <style:style style:name="P35" style:family="paragraph" style:parent-style-name="Text_20_body" style:list-style-name="L5">
      <style:paragraph-properties fo:margin-top="0cm" fo:margin-bottom="0cm" loext:contextual-spacing="false"/>
    </style:style>
    <style:style style:name="T1" style:family="text">
      <style:text-properties fo:font-style="italic"/>
    </style:style>
    <style:style style:name="T2" style:family="text">
      <style:text-properties officeooo:rsid="000ae7a4"/>
    </style:style>
    <style:style style:name="T3" style:family="text">
      <style:text-properties fo:font-size="12pt" style:text-underline-style="none" officeooo:rsid="000ae7a4" style:font-size-asian="24pt" style:font-size-complex="24pt"/>
    </style:style>
    <style:style style:name="T4" style:family="text">
      <style:text-properties fo:font-size="12pt" style:text-underline-style="none" fo:font-weight="normal" officeooo:rsid="000ae7a4" style:font-size-asian="24pt" style:font-weight-asian="normal" style:font-size-complex="24pt" style:font-weight-complex="normal"/>
    </style:style>
    <style:style style:name="T5" style:family="text">
      <style:text-properties fo:font-weight="bold"/>
    </style:style>
    <style:style style:name="T6" style:family="text">
      <style:text-properties fo:font-size="20pt" style:text-underline-style="solid" style:text-underline-width="auto" style:text-underline-color="font-color"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style:text-underline-style="none" fo:font-weight="normal" style:font-weight-asian="normal" style:font-weight-complex="normal"/>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text:bookmark text:name="firstHeading"/>Package manager</text:h>
      <text:p text:style-name="P2">todo</text:p>
      <text:p text:style-name="P8">Explore Different packages – yum,apt,</text:p>
      <text:p text:style-name="P8">universal - https://medium.com/nitrux/cross-distro-linux-applications-1169c3077136</text:p>
      <text:p text:style-name="P8">low-level,high-level ,etc.</text:p>
      <text:p text:style-name="P6">Creating a package for a sample application</text:p>
      <text:p text:style-name="P6">Need for packages</text:p>
      <text:p text:style-name="P6">Distribution-wise packages.</text:p>
      <text:p text:style-name="P6">Their Documentation and help file creation</text:p>
      <text:p text:style-name="P6">- diff packages available as per diff os</text:p>
      <text:p text:style-name="P6"/>
      <text:p text:style-name="P6">also determining when a package is installed, where do its components go by default. Components like configs, logs, data, etc. Please give priority to apt and yum, if have time, see other</text:p>
      <text:p text:style-name="P4"/>
      <text:p text:style-name="P4">how a package is made , package managers like yum and apt <text:s/>and where the packages configuration</text:p>
      <text:p text:style-name="P4"/>
      <text:p text:style-name="P4">This is enough. If you want to do something extra, try making some apt/yum based package on your own and host it.</text:p>
      <text:p text:style-name="P4"/>
      <text:p text:style-name="P4">or further interest you can explore how we can create and maintain a local inhouse yum repository and instruct our systems to fetch from it, rather than public repos</text:p>
      <text:p text:style-name="P4"/>
      <text:p text:style-name="P4"/>
      <text:p text:style-name="P13">In the early days of Linux, programs were only distributed as source code, along with the required man pages, the necessary configuration files, and more. Nowadays, most Linux distributors use by default pre-built programs or sets of programs called packages, which are presented to users ready for installation on that distribution. However, one of the wonders of Linux is still the possibility to obtain source code of a program to be studied, improved, and compiled.</text:p>
      <text:p text:style-name="P4"/>
      <text:h text:style-name="P20" text:outline-level="5">How package management systems work</text:h>
      <text:p text:style-name="Text_20_body">If a certain package requires a certain resource such as a shared library, or another package, it is said to have a dependency. All modern package management systems provide some method of dependency resolution to ensure that when a package is installed, all of its dependencies are installed as well.</text:p>
      <text:p text:style-name="P5"/>
      <text:h text:style-name="P20" text:outline-level="5">Packaging Systems</text:h>
      <text:p text:style-name="Text_20_body">Almost all the software that is installed on a modern Linux system will be found on the Internet. It can either be provided by the distribution vendor through central repositories (which can contain several thousands of packages, each of which has been specifically built, tested, and maintained for the distribution) or be available in source code that can be downloaded and installed manually.</text:p>
      <text:p text:style-name="P4">Because different distribution families use different packaging systems (Debian: <text:span text:style-name="T5">*.deb</text:span> / CentOS: <text:span text:style-name="T5">*.rpm</text:span> / openSUSE: <text:span text:style-name="T5">*.rpm</text:span> built specially for openSUSE), a package intended for one distribution will not be compatible with another distribution. However, most distributions are likely to fall into one of the three distribution families covered by the LFCS certification</text:p>
      <text:p text:style-name="P4"/>
      <text:h text:style-name="P19" text:outline-level="5">High and low-level package tools</text:h>
      <text:p text:style-name="Text_20_body">In order to perform the task of package management effectively, you need to be aware that you will have two types of available utilities: <text:span text:style-name="T5">low-level</text:span> tools (which handle in the backend the actual installation, upgrade, and removal of package files), and <text:span text:style-name="T5">high-level</text:span> tools (which are in charge of ensuring that the tasks of dependency resolution and metadata searching -”data about the data”- are performed).</text:p>
      <text:p text:style-name="P4"/>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2">DISTRIBUTION</text:p>
          </table:table-cell>
          <table:table-cell table:style-name="Table1.A1" office:value-type="string">
            <text:p text:style-name="P22">LOW-LEVEL TOOL</text:p>
          </table:table-cell>
          <table:table-cell table:style-name="Table1.A1" office:value-type="string">
            <text:p text:style-name="P22">HIGH-LEVEL TOOL</text:p>
          </table:table-cell>
        </table:table-row>
        <table:table-row table:style-name="Table1.1">
          <table:table-cell table:style-name="Table1.A2" office:value-type="string">
            <text:p text:style-name="P23"> Debian and derivatives</text:p>
          </table:table-cell>
          <table:table-cell table:style-name="Table1.A2" office:value-type="string">
            <text:p text:style-name="P23"> dpkg</text:p>
          </table:table-cell>
          <table:table-cell table:style-name="Table1.A2" office:value-type="string">
            <text:p text:style-name="P23"> apt-get / aptitude</text:p>
          </table:table-cell>
        </table:table-row>
        <table:table-row table:style-name="Table1.1">
          <table:table-cell table:style-name="Table1.A2" office:value-type="string">
            <text:p text:style-name="P23"> CentOS</text:p>
          </table:table-cell>
          <table:table-cell table:style-name="Table1.A2" office:value-type="string">
            <text:p text:style-name="P23"> rpm</text:p>
          </table:table-cell>
          <table:table-cell table:style-name="Table1.A2" office:value-type="string">
            <text:p text:style-name="P23"> yum</text:p>
          </table:table-cell>
        </table:table-row>
        <table:table-row table:style-name="Table1.1">
          <table:table-cell table:style-name="Table1.A2" office:value-type="string">
            <text:p text:style-name="P23"> openSUSE</text:p>
          </table:table-cell>
          <table:table-cell table:style-name="Table1.A2" office:value-type="string">
            <text:p text:style-name="P23"> rpm</text:p>
          </table:table-cell>
          <table:table-cell table:style-name="Table1.A2" office:value-type="string">
            <text:p text:style-name="P23"> zypper</text:p>
          </table:table-cell>
        </table:table-row>
      </table:table>
      <text:p text:style-name="P4"/>
      <text:p text:style-name="P4"><text:soft-page-break/><text:span text:style-name="T5">dpkg</text:span> is a low-level package manager for Debian-based systems. It can install, remove, provide information about and build *.deb packages but it can’t automatically download and install their corresponding dependencies.</text:p>
      <text:p text:style-name="P4"><text:span text:style-name="T5">apt-get</text:span> is a high-level package manager for Debian and derivatives, and provides a simple way to retrieve and install packages, including dependency resolution, from multiple sources using the command line. Unlike dpkg, apt-get does not work directly with *.deb files, but with the package proper name.</text:p>
      <text:p text:style-name="P4"><text:span text:style-name="T5">aptitude</text:span> is another high-level package manager for Debian-based systems, and can be used to perform management tasks (installing, upgrading, and removing packages, also handling dependency resolution automatically) in a fast and easy way. It provides the same functionality as apt-get and additional ones, such as offering access to several versions of a package.</text:p>
      <text:p text:style-name="P4"><text:span text:style-name="T5">rpm</text:span> is the package management system used by Linux Standard Base (LSB)-compliant distributions for low-level handling of packages. Just like dpkg, it can query, install, verify, upgrade, and remove packages, and is more frequently used by Fedora-based distributions, such as RHEL and CentOS.</text:p>
      <text:p text:style-name="P4"><text:span text:style-name="T5">yum</text:span> adds the functionality of automatic updates and package management with dependency management to RPM-based systems. As a high-level tool, like apt-get or aptitude, yum works with repositories.</text:p>
      <text:p text:style-name="P4"/>
      <text:h text:style-name="P26" text:outline-level="3">Common Usage of Low-Level Tools</text:h>
      <text:p text:style-name="P5"/>
      <text:h text:style-name="P16" text:outline-level="6">1. Installing a package from a compiled (*.deb or *.rpm) file</text:h>
      <text:p text:style-name="Text_20_body">The downside of this installation method is that no dependency resolution is provided. You will most likely choose to install a package from a compiled file when such package is not available in the distribution’s repositories and therefore cannot be downloaded and installed through a high-level tool. Since low-level tools do not perform dependency resolution, they will exit with an error if we try to install a package with unmet dependencies.</text:p>
      <text:p text:style-name="Preformatted_20_Text"># dpkg -i file.deb <text:s text:c="13"/>[Debian and derivative]</text:p>
      <text:p text:style-name="P18"># rpm -i file.rpm <text:s text:c="14"/>[CentOS / openSUSE]</text:p>
      <text:h text:style-name="P16" text:outline-level="6">2. Upgrading a package from a compiled file</text:h>
      <text:p text:style-name="Text_20_body">Again, you will only upgrade an installed package manually when it is not available in the central repositories.</text:p>
      <text:p text:style-name="Preformatted_20_Text"># dpkg -i file.deb <text:s text:c="13"/>[Debian and derivative]</text:p>
      <text:p text:style-name="P18"># rpm -U file.rpm <text:s text:c="14"/>[CentOS / openSUSE]</text:p>
      <text:h text:style-name="Heading_20_6" text:outline-level="6"/>
      <text:h text:style-name="P14" text:outline-level="6">3. Listing installed packages</text:h>
      <text:p text:style-name="Text_20_body">When you first get your hands on an already working system, chances are you’ll want to know what packages are installed.</text:p>
      <text:p text:style-name="Preformatted_20_Text"># dpkg -l <text:s text:c="14"/>[Debian and derivative]</text:p>
      <text:p text:style-name="P18"># rpm -qa <text:s text:c="14"/>[CentOS / openSUSE]</text:p>
      <text:p text:style-name="P17"/>
      <text:p text:style-name="P17">If you want to know whether a specific package is installed, you can pipe the output of the above commands to <text:span text:style-name="Strong_20_Emphasis">grep</text:span>,</text:p>
      <text:p text:style-name="P17"/>
      <text:p text:style-name="P17"># dpkg -l | grep mysql-common</text:p>
      <text:p text:style-name="P4"/>
      <text:p text:style-name="P4">Another way to determine if a package is installed.</text:p>
      <text:p text:style-name="Preformatted_20_Text"># dpkg --status package_name <text:s text:c="11"/>[Debian and derivative]</text:p>
      <text:p text:style-name="P18"># rpm -q package_name <text:s text:c="18"/>[CentOS / openSUSE]</text:p>
      <text:p text:style-name="P4"/>
      <text:h text:style-name="P25" text:outline-level="3">Common Usage of High-Level Tools</text:h>
      <text:p text:style-name="Text_20_body">The most frequent tasks that you will do with high level tools are as follows.</text:p>
      <text:h text:style-name="P16" text:outline-level="6">1. Searching for a package</text:h>
      <text:p text:style-name="Text_20_body"><text:span text:style-name="T5">aptitude update</text:span> will update the list of available packages, and <text:span text:style-name="T5">aptitude search</text:span> will perform the actual search for <text:span text:style-name="T5">package_name</text:span>.</text:p>
      <text:p text:style-name="P18"># aptitude update &amp;&amp; aptitude search package_name </text:p>
      <text:p text:style-name="Text_20_body">In the search all option, <text:span text:style-name="T5">yum</text:span> will search for package_name not only in package names, but also in package descriptions.</text:p>
      <text:p text:style-name="Preformatted_20_Text"># yum search package_name</text:p>
      <text:p text:style-name="Preformatted_20_Text"># yum search all package_name</text:p>
      <text:p text:style-name="P18"># yum whatprovides “*/package_name”</text:p>
      <text:p text:style-name="Text_20_body">Let’s supposed we need a file whose name is <text:span text:style-name="T5">sysdig</text:span>. To know that package we will have to install, let’s run.</text:p>
      <text:p text:style-name="P18"># yum whatprovides “*/sysdig”</text:p>
      <text:h text:style-name="P16" text:outline-level="6">2. Installing a package from a repository</text:h>
      <text:p text:style-name="Text_20_body">While installing a package, you may be prompted to confirm the installation after the package manager has resolved all dependencies. Note that running update or refresh (according to the package manager being used) is not strictly necessary, but keeping installed packages up to date is a good sysadmin practice for security and dependency reasons.</text:p>
      <text:p text:style-name="Preformatted_20_Text"># aptitude update &amp;&amp; aptitude install package_name <text:s text:c="13"/>[Debian and derivatives]</text:p>
      <text:p text:style-name="Preformatted_20_Text"># yum update &amp;&amp; yum install package_name <text:s text:c="23"/>[CentOS]</text:p>
      <text:p text:style-name="P18"># zypper refresh &amp;&amp; zypper install package_name <text:s text:c="16"/>[openSUSE]</text:p>
      <text:h text:style-name="P16" text:outline-level="6"><text:soft-page-break/>3. Removing a package</text:h>
      <text:p text:style-name="Text_20_body">The option <text:span text:style-name="T5">remove</text:span> will uninstall the package but leaving configuration files intact, whereas purge will erase every trace of the program from your system.<text:line-break/># aptitude remove / purge package_name<text:line-break/># yum erase package_name</text:p>
      <text:p text:style-name="Preformatted_20_Text">---Notice the minus sign in front of the package that will be uninstalled, openSUSE ---</text:p>
      <text:p text:style-name="Preformatted_20_Text"/>
      <text:p text:style-name="P18"># zypper remove -package_name </text:p>
      <text:p text:style-name="Text_20_body">Most (if not all) package managers will prompt you, by default, if you’re sure about proceeding with the uninstallation before actually performing it. So read the onscreen messages carefully to avoid running into unnecessary trouble!</text:p>
      <text:p text:style-name="P4"/>
      <text:h text:style-name="P16" text:outline-level="6">4. Displaying information about a package</text:h>
      <text:p text:style-name="Text_20_body">The following command will display information about the <text:span text:style-name="T5">birthday</text:span> package.</text:p>
      <text:p text:style-name="Preformatted_20_Text"># aptitude show birthday </text:p>
      <text:p text:style-name="Preformatted_20_Text"># yum info birthday</text:p>
      <text:p text:style-name="P18"># zypper info birthday</text:p>
      <text:p text:style-name="P4"/>
      <text:p text:style-name="P13"/>
      <text:p text:style-name="P10"/>
      <text:p text:style-name="Text_20_body"><text:s/><text:span text:style-name="T6">the main differences between aptitude and apt-get are: </text:span></text:p>
      <text:list xml:id="list3518530746" text:style-name="L1">
        <text:list-item>
          <text:p text:style-name="P27"><text:span text:style-name="Source_20_Text">aptitude</text:span> adds explicit per-package flags, indicating whether a package was automatically installed to satisfy a dependency: you can manipulate those flags (<text:span text:style-name="Source_20_Text">aptitude markauto</text:span> or <text:span text:style-name="Source_20_Text">aptitude unmarkauto</text:span>) to change the way aptitude treats the package.</text:p>
          <text:p text:style-name="P27"><text:span text:style-name="Source_20_Text">apt-get</text:span> keeps track of the same information, but will not show it explicitly. <text:span text:style-name="Source_20_Text">apt-mark</text:span> can be used for manipulating the flags.</text:p>
        </text:list-item>
        <text:list-item>
          <text:p text:style-name="P27"><text:span text:style-name="Source_20_Text">aptitude</text:span> will offer to remove unused packages each time you remove an installed package, whereas <text:span text:style-name="Source_20_Text">apt-get</text:span> will only do that if explicitly asked to with <text:span text:style-name="Source_20_Text">apt-get autoremove</text:span> or specify <text:span text:style-name="Source_20_Text">--auto-remove</text:span>.</text:p>
        </text:list-item>
        <text:list-item>
          <text:p text:style-name="P27"><text:span text:style-name="Source_20_Text">aptitude</text:span> acts as a single command-line front-end to most of the functionalities in both <text:span text:style-name="Source_20_Text">apt-get</text:span> and <text:span text:style-name="Source_20_Text">apt-cache</text:span>. <text:span text:style-name="Strong_20_Emphasis">Note</text:span>: As of 16.04, there is an <text:span text:style-name="Source_20_Text">apt</text:span> command that includes the most commonly used commands from <text:span text:style-name="Source_20_Text">apt-get</text:span> and <text:span text:style-name="Source_20_Text">apt-cache</text:span> and a few extra features.</text:p>
        </text:list-item>
        <text:list-item>
          <text:p text:style-name="P27">In contrast to <text:span text:style-name="Source_20_Text">apt-cache</text:span>'s "search", <text:span text:style-name="Source_20_Text">aptitude</text:span>'s "search" output also shows the installed/removed/purged status of a package (plus aptitude's own status flags). Also, the "install" output marks which packages are being installed to satisfy a dependency, and which are being removed because unused.</text:p>
        </text:list-item>
        <text:list-item>
          <text:p text:style-name="P27"><text:span text:style-name="Source_20_Text">aptitude</text:span> has a (text-only) interactive UI.</text:p>
        </text:list-item>
      </text:list>
      <text:p text:style-name="P4"/>
      <text:p text:style-name="P13"/>
      <text:p text:style-name="P1"><text:span text:style-name="T8">A package manager or package-management system is a collection of software tools that automates the process of installing, upgrading, configuring, and removing computer programs for a </text:span><text:a xlink:type="simple" xlink:href="https://en.wikipedia.org/wiki/Computer" text:style-name="Internet_20_link" text:visited-style-name="Visited_20_Internet_20_Link">computer</text:a><text:span text:style-name="T8">'s </text:span><text:a xlink:type="simple" xlink:href="https://en.wikipedia.org/wiki/Operating_system" text:style-name="Internet_20_link" text:visited-style-name="Visited_20_Internet_20_Link">operating system</text:a><text:span text:style-name="T8"> in a consistent manner.</text:span><text:bookmark text:name="cite_ref-1"/><text:a xlink:type="simple" xlink:href="https://en.wikipedia.org/wiki/Package_manager#cite_note-1" text:style-name="Internet_20_link" text:visited-style-name="Visited_20_Internet_20_Link">[1]</text:a> </text:p>
      <text:p text:style-name="Text_20_body">A package manager deals with <text:a xlink:type="simple" xlink:href="https://en.wikipedia.org/wiki/Package_format" text:style-name="Internet_20_link" text:visited-style-name="Visited_20_Internet_20_Link"><text:span text:style-name="T1">packages</text:span></text:a>, distributions of software and data in <text:a xlink:type="simple" xlink:href="https://en.wikipedia.org/wiki/Archive_file" text:style-name="Internet_20_link" text:visited-style-name="Visited_20_Internet_20_Link">archive files</text:a>. Packages contain <text:a xlink:type="simple" xlink:href="https://en.wikipedia.org/wiki/Metadata" text:style-name="Internet_20_link" text:visited-style-name="Visited_20_Internet_20_Link">metadata</text:a>, such as the software's name, description of its purpose, version number, vendor, <text:a xlink:type="simple" xlink:href="https://en.wikipedia.org/wiki/Checksum" text:style-name="Internet_20_link" text:visited-style-name="Visited_20_Internet_20_Link">checksum</text:a> (preferably a <text:a xlink:type="simple" xlink:href="https://en.wikipedia.org/wiki/Cryptographic_hash_function" text:style-name="Internet_20_link" text:visited-style-name="Visited_20_Internet_20_Link">cryptographic hash function</text:a>), and a list of <text:a xlink:type="simple" xlink:href="https://en.wikipedia.org/wiki/Coupling_(computer_programming)" text:style-name="Internet_20_link" text:visited-style-name="Visited_20_Internet_20_Link">dependencies</text:a> necessary for the software to run properly. Upon installation, metadata is stored in a local package database. Package managers typically maintain a database of software dependencies and version information to prevent software mismatches and missing prerequisites. They work closely with <text:a xlink:type="simple" xlink:href="https://en.wikipedia.org/wiki/Software_repository" text:style-name="Internet_20_link" text:visited-style-name="Visited_20_Internet_20_Link">software repositories</text:a>, <text:a xlink:type="simple" xlink:href="https://en.wikipedia.org/wiki/Binary_repository_manager" text:style-name="Internet_20_link" text:visited-style-name="Visited_20_Internet_20_Link">binary repository managers</text:a>, and <text:a xlink:type="simple" xlink:href="https://en.wikipedia.org/wiki/App_store" text:style-name="Internet_20_link" text:visited-style-name="Visited_20_Internet_20_Link">app stores</text:a>. </text:p>
      <text:p text:style-name="Text_20_body">Package managers are designed to eliminate the need for manual installs and updates. This can be particularly useful for large enterprises whose operating systems are based on <text:a xlink:type="simple" xlink:href="https://en.wikipedia.org/wiki/Linux" text:style-name="Internet_20_link" text:visited-style-name="Visited_20_Internet_20_Link">Linux</text:a> and other <text:a xlink:type="simple" xlink:href="https://en.wikipedia.org/wiki/Unix-like" text:style-name="Internet_20_link" text:visited-style-name="Visited_20_Internet_20_Link">Unix-like</text:a> systems, typically consisting of hundreds or even tens of thousands of distinct software packages.<text:bookmark text:name="cite_ref-2"/><text:a xlink:type="simple" xlink:href="https://en.wikipedia.org/wiki/Package_manager#cite_note-2" text:style-name="Internet_20_link" text:visited-style-name="Visited_20_Internet_20_Link">[</text:a></text:p>
      <text:p text:style-name="P32">Package managers are charged with the task of finding, installing, maintaining or uninstalling software packages upon the user's command. Typical functions of a package management system include: </text:p>
      <text:list xml:id="list941140553" text:style-name="L2">
        <text:list-item>
          <text:p text:style-name="P33">Working with <text:a xlink:type="simple" xlink:href="https://en.wikipedia.org/wiki/File_archiver" text:style-name="Internet_20_link" text:visited-style-name="Visited_20_Internet_20_Link">file archivers</text:a> to extract package archives </text:p>
        </text:list-item>
        <text:list-item>
          <text:p text:style-name="P33">Ensuring the integrity and authenticity of the package by verifying their <text:a xlink:type="simple" xlink:href="https://en.wikipedia.org/wiki/Digital_certificate" text:style-name="Internet_20_link" text:visited-style-name="Visited_20_Internet_20_Link">digital certificates</text:a> and <text:a xlink:type="simple" xlink:href="https://en.wikipedia.org/wiki/Checksum" text:style-name="Internet_20_link" text:visited-style-name="Visited_20_Internet_20_Link">checksums</text:a> </text:p>
        </text:list-item>
        <text:list-item>
          <text:p text:style-name="P33">Looking up, downloading, installing, or updating existing software from a <text:a xlink:type="simple" xlink:href="https://en.wikipedia.org/wiki/Software_repository" text:style-name="Internet_20_link" text:visited-style-name="Visited_20_Internet_20_Link">software repository</text:a> or <text:a xlink:type="simple" xlink:href="https://en.wikipedia.org/wiki/App_store" text:style-name="Internet_20_link" text:visited-style-name="Visited_20_Internet_20_Link">app store</text:a> </text:p>
        </text:list-item>
        <text:list-item>
          <text:p text:style-name="P33">Grouping packages by function to reduce user confusion </text:p>
        </text:list-item>
        <text:list-item>
          <text:p text:style-name="P28">Managing dependencies to ensure a package is installed with all packages it requires, thus avoiding "<text:a xlink:type="simple" xlink:href="https://en.wikipedia.org/wiki/Dependency_hell" text:style-name="Internet_20_link" text:visited-style-name="Visited_20_Internet_20_Link">dependency hell</text:a>"</text:p>
        </text:list-item>
      </text:list>
      <text:p text:style-name="P1"/>
      <text:p text:style-name="P11">Different package <text:span text:style-name="T2">managers </text:span></text:p>
      <text:p text:style-name="P3"/>
      <text:list xml:id="list4204461180" text:style-name="L3">
        <text:list-item>
          <text:p text:style-name="P29"><text:a xlink:type="simple" xlink:href="https://fusion809.github.io/comparison-of-package-managers/#apt" text:style-name="Internet_20_link" text:visited-style-name="Visited_20_Internet_20_Link"><text:span text:style-name="Strong_20_Emphasis"><text:span text:style-name="T3">Advanced Packaging Tool</text:span></text:span></text:a><text:span text:style-name="T4"> (</text:span><text:span text:style-name="Strong_20_Emphasis"><text:span text:style-name="T3">APT</text:span></text:span><text:span text:style-name="T4">), the default package manager of Debian and its various derivatives. I will also discuss the related package managers aptitude and Synaptic in this section. </text:span></text:p>
        </text:list-item>
      </text:list>
      <text:list xml:id="list1146350872" text:style-name="L4">
        <text:list-item>
          <text:p text:style-name="P34"><text:a xlink:type="simple" xlink:href="https://fusion809.github.io/comparison-of-package-managers/#dnf" text:style-name="Internet_20_link" text:visited-style-name="Visited_20_Internet_20_Link"><text:span text:style-name="Strong_20_Emphasis">Dandified Yum</text:span></text:a> (<text:span text:style-name="Strong_20_Emphasis">DNF</text:span>), the default package manager of Fedora ≥22 and its up-to-date derivatives (e.g. Chapeau and Korora) and the successor to yum. </text:p>
        </text:list-item>
        <text:list-item>
          <text:p text:style-name="P34"><text:a xlink:type="simple" xlink:href="https://fusion809.github.io/comparison-of-package-managers/#entropy" text:style-name="Internet_20_link" text:visited-style-name="Visited_20_Internet_20_Link"><text:span text:style-name="Strong_20_Emphasis">Entropy</text:span></text:a>, the default package manager of Sabayon Linux. </text:p>
        </text:list-item>
        <text:list-item>
          <text:p text:style-name="P34"><text:a xlink:type="simple" xlink:href="https://fusion809.github.io/comparison-of-package-managers/#pacman" text:style-name="Internet_20_link" text:visited-style-name="Visited_20_Internet_20_Link"><text:span text:style-name="Strong_20_Emphasis">pacman</text:span></text:a>, the default package manager of Arch Linux and its derivatives. </text:p>
        </text:list-item>
        <text:list-item>
          <text:p text:style-name="P34"><text:a xlink:type="simple" xlink:href="https://fusion809.github.io/comparison-of-package-managers/#portage" text:style-name="Internet_20_link" text:visited-style-name="Visited_20_Internet_20_Link"><text:span text:style-name="Strong_20_Emphasis">Portage</text:span></text:a>, the package manager of Gentoo Linux and its derivatives such as Calculate and Sabayon. </text:p>
        </text:list-item>
        <text:list-item>
          <text:p text:style-name="P34"><text:a xlink:type="simple" xlink:href="https://fusion809.github.io/comparison-of-package-managers/#yum" text:style-name="Internet_20_link" text:visited-style-name="Visited_20_Internet_20_Link"><text:span text:style-name="Strong_20_Emphasis">Yellowdog Updater, Modified</text:span></text:a> (<text:span text:style-name="Strong_20_Emphasis">yum</text:span>), the default package manager of CentOS, Fedora ≤21 and the predecessor of DNF. </text:p>
        </text:list-item>
        <text:list-item>
          <text:p text:style-name="P30"><text:a xlink:type="simple" xlink:href="https://fusion809.github.io/comparison-of-package-managers/#zypp" text:style-name="Internet_20_link" text:visited-style-name="Visited_20_Internet_20_Link"><text:span text:style-name="Strong_20_Emphasis">ZYpp</text:span></text:a> (<text:span text:style-name="Strong_20_Emphasis">zypper</text:span>), the default package manager of openSUSE and its derivatives. </text:p>
        </text:list-item>
      </text:list>
      <text:p text:style-name="P7"/>
      <text:h text:style-name="P15" text:outline-level="3"/>
      <text:p text:style-name="Text_20_body"><text:span text:style-name="Strong_20_Emphasis">Debian packages</text:span> are software packages with the file extension <text:span text:style-name="Source_20_Text">.deb</text:span>. They are archives formed with the <text:span text:style-name="Source_20_Text">ar</text:span> utility, inside them are three files:</text:p>
      <text:list xml:id="list1600350575" text:style-name="L5">
        <text:list-item>
          <text:p text:style-name="P35">tar archive called <text:span text:style-name="Source_20_Text">data</text:span>, that is optionally bz2, gz, lzma or xz-compressed. It contains the installed files. </text:p>
        </text:list-item>
        <text:list-item>
          <text:p text:style-name="P35">tar archive called <text:span text:style-name="Source_20_Text">control</text:span>, that is optionally compressed with any of the aforementioned algorithms and it contains package metadata. </text:p>
        </text:list-item>
        <text:list-item>
          <text:p text:style-name="P31"><text:span text:style-name="Source_20_Text">debian-binary</text:span> text file that contains the deb format number, the latest is presently 2.0. </text:p>
        </text:list-item>
      </text:list>
      <text:p text:style-name="Text_20_body">They are probably the single most popular type of Linux binary package out there, as they are used by three of the most popular Linux distributions, according to <text:span text:style-name="Emphasis">DistroWatch</text:span> (Debian, Linux Mint and Ubuntu).</text:p>
      <text:p text:style-name="P7"/>
      <text:p text:style-name="P7"><text:a xlink:type="simple" xlink:href="https://wiki.debian.org/Teams/Dpkg" text:style-name="Internet_20_link" text:visited-style-name="Visited_20_Internet_20_Link"><text:span text:style-name="Strong_20_Emphasis">dpkg</text:span></text:a> is a low-level package management tool that installs, removes, upgrades and provides information about Debian packages. dpkg was first developed by Ian Murdock in 1994 and is written in C, C++ and Perl.</text:p>
      <text:p text:style-name="P7"/>
      <text:h text:style-name="P24" text:outline-level="3"><text:bookmark text:name="rpm-packages"/>RPM Packages</text:h>
      <text:p text:style-name="Text_20_body">The <text:span text:style-name="Strong_20_Emphasis">RPM Packages</text:span> are the binary package format that the RPM package manager works with. They have the <text:span text:style-name="Source_20_Text">.rpm</text:span> file extension. They are archive files, you can extract their contents with the <text:span text:style-name="Source_20_Text">bsdtar -xf $package.rpm</text:span> command, where <text:span text:style-name="Source_20_Text">$package</text:span> is the package’s name, without the <text:span text:style-name="Source_20_Text">.rpm</text:span> file extension. There is also a source code version of the RPM Package format, with the file extension <text:span text:style-name="Source_20_Text">.src.rpm</text:span>.</text:p>
      <text:p text:style-name="Text_20_body"><text:bookmark text:name="rpm-package-manager"/><text:bookmark text:name="toc5"/></text:p>
      <text:h text:style-name="P21" text:outline-level="2"><text:bookmark text:name="apt"/>APT</text:h>
      <text:p text:style-name="Text_20_body">The <text:a xlink:type="simple" xlink:href="https://wiki.debian.org/Apt" text:style-name="Internet_20_link" text:visited-style-name="Visited_20_Internet_20_Link"><text:span text:style-name="Strong_20_Emphasis">Advanced Packaging Tool</text:span></text:a> (<text:span text:style-name="Strong_20_Emphasis">APT</text:span>) is the default front-end for the dpkg package manager used by Debian-based systems. See what APT does is it performs dependency resolution, repository management, and assorted other higher-level functions while dpkg is what actually installs and removes packages. So in essence what APT does for dpkg is it gives it some intelligence; package management with dpkg by itself is not an experience I would like to have as you would have to do just about everything yourself. It is the eldest package manager mentioned in this review and was first developed in 1998. APT is written in C++ and Bash script.</text:p>
      <text:p text:style-name="P7"/>
      <text:p text:style-name="P7"/>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style:font-family-asian="'Noto Sans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ans CJK SC" style:font-family-asian="'Noto Sans CJK SC'"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0T11:29:58.429146460</meta:creation-date>
    <meta:editing-duration>PT8H4M58S</meta:editing-duration>
    <meta:editing-cycles>4</meta:editing-cycles>
    <meta:generator>LibreOffice/6.0.7.3$Linux_X86_64 LibreOffice_project/00m0$Build-3</meta:generator>
    <dc:date>2020-03-23T18:20:45.634232405</dc:date>
    <meta:document-statistic meta:table-count="1" meta:image-count="0" meta:object-count="0" meta:page-count="10" meta:paragraph-count="117" meta:word-count="2109" meta:character-count="13665" meta:non-whitespace-character-count="11499"/>
  </office:meta>
</office:document-meta>
</file>